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宋体" svg:font-family="宋体"/>
    <style:font-face style:name="Courier 10 Pitch" svg:font-family="'Courier 10 Pitch'" style:font-adornments="Regular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P1" style:family="paragraph" style:parent-style-name="Standard">
      <style:text-properties officeooo:paragraph-rsid="001cbef7"/>
    </style:style>
    <style:style style:name="P2" style:family="paragraph" style:parent-style-name="Standard">
      <style:paragraph-properties fo:text-align="end" style:justify-single-word="false"/>
      <style:text-properties officeooo:rsid="001cbef7" officeooo:paragraph-rsid="001cbef7"/>
    </style:style>
    <style:style style:name="P3" style:family="paragraph" style:parent-style-name="Standard">
      <style:text-properties officeooo:rsid="001cbef7" officeooo:paragraph-rsid="001cbef7"/>
    </style:style>
    <style:style style:name="P4" style:family="paragraph" style:parent-style-name="Standard">
      <style:text-properties officeooo:rsid="001f3e12" officeooo:paragraph-rsid="001f3e12"/>
    </style:style>
    <style:style style:name="P5" style:family="paragraph" style:parent-style-name="Standard">
      <style:text-properties officeooo:paragraph-rsid="001d8e6e"/>
    </style:style>
    <style:style style:name="P6" style:family="paragraph" style:parent-style-name="Standard">
      <style:text-properties officeooo:rsid="005adafd" officeooo:paragraph-rsid="005adafd"/>
    </style:style>
    <style:style style:name="P7" style:family="paragraph" style:parent-style-name="Standard">
      <style:text-properties officeooo:rsid="005adafd" officeooo:paragraph-rsid="00e5e004"/>
    </style:style>
    <style:style style:name="P8" style:family="paragraph" style:parent-style-name="Standard">
      <style:text-properties fo:color="#000000" officeooo:paragraph-rsid="00eab72a" fo:background-color="#ffff00"/>
    </style:style>
    <style:style style:name="P9" style:family="paragraph" style:parent-style-name="Standard">
      <style:text-properties officeooo:rsid="00e91300" officeooo:paragraph-rsid="00e91300"/>
    </style:style>
    <style:style style:name="P10" style:family="paragraph" style:parent-style-name="Standard">
      <style:text-properties officeooo:rsid="00ea96ee" officeooo:paragraph-rsid="001cbef7"/>
    </style:style>
    <style:style style:name="P11" style:family="paragraph" style:parent-style-name="Title">
      <style:text-properties officeooo:rsid="001cbef7"/>
    </style:style>
    <style:style style:name="P12" style:family="paragraph" style:parent-style-name="Contents_20_1">
      <style:text-properties officeooo:rsid="001cbef7"/>
    </style:style>
    <style:style style:name="P13" style:family="paragraph" style:parent-style-name="Table_20_Contents">
      <style:text-properties officeooo:paragraph-rsid="00f5e98f"/>
    </style:style>
    <style:style style:name="P14" style:family="paragraph" style:parent-style-name="Table_20_Contents">
      <style:text-properties officeooo:rsid="00f4fdc4" officeooo:paragraph-rsid="00f4fdc4"/>
    </style:style>
    <style:style style:name="P15" style:family="paragraph" style:parent-style-name="Table_20_Contents">
      <style:text-properties officeooo:rsid="00f5e98f" officeooo:paragraph-rsid="00f5e98f"/>
    </style:style>
    <style:style style:name="P16" style:family="paragraph" style:parent-style-name="Table_20_Contents">
      <style:text-properties officeooo:rsid="00f818d3" officeooo:paragraph-rsid="00f818d3"/>
    </style:style>
    <style:style style:name="P17" style:family="paragraph" style:parent-style-name="Table_20_Contents">
      <style:text-properties officeooo:rsid="00f902ea" officeooo:paragraph-rsid="00f902ea"/>
    </style:style>
    <style:style style:name="P18" style:family="paragraph" style:parent-style-name="Table_20_Contents">
      <style:text-properties officeooo:rsid="00fa4019" officeooo:paragraph-rsid="00fa4019"/>
    </style:style>
    <style:style style:name="P19" style:family="paragraph" style:parent-style-name="Text_20_body">
      <style:text-properties officeooo:rsid="00f4fdc4"/>
    </style:style>
    <style:style style:name="P20" style:family="paragraph" style:parent-style-name="Text_20_body">
      <style:text-properties officeooo:rsid="00f4fdc4" officeooo:paragraph-rsid="00f4fdc4"/>
    </style:style>
    <style:style style:name="P21" style:family="paragraph" style:parent-style-name="Text_20_body">
      <style:text-properties officeooo:rsid="00fb106b" officeooo:paragraph-rsid="00fb106b"/>
    </style:style>
    <style:style style:name="P22" style:family="paragraph" style:parent-style-name="Standard">
      <style:text-properties fo:color="#800000" fo:font-size="12pt" fo:font-weight="bold" officeooo:paragraph-rsid="001cbef7" style:font-size-asian="12pt" style:font-weight-asian="bold" style:font-size-complex="12pt" style:font-weight-complex="bold"/>
    </style:style>
    <style:style style:name="P23" style:family="paragraph" style:parent-style-name="Heading_20_1">
      <style:text-properties officeooo:rsid="001cbef7"/>
    </style:style>
    <style:style style:name="P24" style:family="paragraph" style:parent-style-name="Heading_20_1">
      <style:text-properties officeooo:rsid="0022d194"/>
    </style:style>
    <style:style style:name="P25" style:family="paragraph" style:parent-style-name="Heading_20_2">
      <style:text-properties officeooo:rsid="0022d194"/>
    </style:style>
    <style:style style:name="P26" style:family="paragraph" style:parent-style-name="Heading_20_2">
      <style:text-properties officeooo:rsid="00f4fdc4"/>
    </style:style>
    <style:style style:name="P27" style:family="paragraph" style:parent-style-name="Heading_20_2">
      <style:text-properties officeooo:rsid="00f5e98f"/>
    </style:style>
    <style:style style:name="P28" style:family="paragraph" style:parent-style-name="Heading_20_2">
      <style:text-properties officeooo:rsid="00f818d3"/>
    </style:style>
    <style:style style:name="P29" style:family="paragraph" style:parent-style-name="Heading_20_2">
      <style:text-properties officeooo:rsid="00f902ea"/>
    </style:style>
    <style:style style:name="P30" style:family="paragraph" style:parent-style-name="Heading_20_2">
      <style:text-properties officeooo:rsid="00fa4019"/>
    </style:style>
    <style:style style:name="P31" style:family="paragraph" style:parent-style-name="Heading_20_2">
      <style:text-properties officeooo:rsid="00fb106b"/>
    </style:style>
    <style:style style:name="T1" style:family="text">
      <style:text-properties officeooo:rsid="001cbef7"/>
    </style:style>
    <style:style style:name="T2" style:family="text">
      <style:text-properties officeooo:rsid="001d8e6e"/>
    </style:style>
    <style:style style:name="T3" style:family="text">
      <style:text-properties officeooo:rsid="001f3e12"/>
    </style:style>
    <style:style style:name="T4" style:family="text">
      <style:text-properties officeooo:rsid="005c3bb3"/>
    </style:style>
    <style:style style:name="T5" style:family="text">
      <style:text-properties officeooo:rsid="005da1f9"/>
    </style:style>
    <style:style style:name="T6" style:family="text">
      <style:text-properties officeooo:rsid="00e5e004"/>
    </style:style>
    <style:style style:name="T7" style:family="text">
      <style:text-properties officeooo:rsid="00e6a5a8"/>
    </style:style>
    <style:style style:name="T8" style:family="text">
      <style:text-properties officeooo:rsid="00e83b6f"/>
    </style:style>
    <style:style style:name="T9" style:family="text">
      <style:text-properties officeooo:rsid="00ea96ee"/>
    </style:style>
    <style:style style:name="T10" style:family="text">
      <style:text-properties officeooo:rsid="00eab72a"/>
    </style:style>
    <style:style style:name="T11" style:family="text">
      <style:text-properties officeooo:rsid="00eaf70f"/>
    </style:style>
    <style:style style:name="T12" style:family="text">
      <style:text-properties officeooo:rsid="00ec628a"/>
    </style:style>
    <style:style style:name="T13" style:family="text">
      <style:text-properties officeooo:rsid="00ee1990"/>
    </style:style>
    <style:style style:name="T14" style:family="text">
      <style:text-properties officeooo:rsid="00ef2f0c"/>
    </style:style>
    <style:style style:name="T15" style:family="text">
      <style:text-properties officeooo:rsid="00f5e98f"/>
    </style:style>
    <style:style style:name="T16" style:family="text">
      <style:text-properties officeooo:rsid="00f5e98f" fo:background-color="#ffff00"/>
    </style:style>
    <style:style style:name="T17" style:family="text">
      <style:text-properties officeooo:rsid="00f818d3" fo:background-color="#ffff00"/>
    </style:style>
    <style:style style:name="T18" style:family="text">
      <style:text-properties officeooo:rsid="00f818d3"/>
    </style:style>
    <style:style style:name="T19" style:family="text">
      <style:text-properties officeooo:rsid="00f902ea"/>
    </style:style>
    <style:style style:name="T20" style:family="text">
      <style:text-properties officeooo:rsid="00fa4019"/>
    </style:style>
    <style:style style:name="T21" style:family="text">
      <style:text-properties officeooo:rsid="00fb5443"/>
    </style:style>
    <style:style style:name="T22" style:family="text">
      <style:text-properties officeooo:rsid="00fc0d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编译原理实验<text:span text:style-name="T11">3</text:span>（许畅班）</text:p>
      <text:p text:style-name="P2">091220097 陶冰阳 <text:span text:style-name="T6">me@sunicy.com</text:span></text:p>
      <text:h text:style-name="P23" text:outline-level="1">实现内容</text:h>
      <text:p text:style-name="P12">基本实验要求及<text:span text:style-name="T6">所有</text:span>选做。</text:p>
      <text:h text:style-name="P23" text:outline-level="1">文件结构</text:h>
      <text:p text:style-name="P5"><text:span text:style-name="T2">gtree.c/</text:span><text:span text:style-name="T3">gtree.h</text:span><text:span text:style-name="T2">: 语法树模块（模块命名gt_*）</text:span></text:p>
      <text:p text:style-name="P6">stable.c/stable.h:(Symbol Table)符号表模块，用以维护Scope和Hash Table</text:p>
      <text:p text:style-name="P6">semantic.c/semantic.h:语义分析模块，用以实现有限状态机</text:p>
      <text:p text:style-name="P7"><text:span text:style-name="T6">imnode.c/imnode.h:</text:span><text:span text:style-name="T7">中间代码</text:span><text:span text:style-name="T8">链表及其所有相关函数</text:span></text:p>
      <text:p text:style-name="P9">interm.c/inerm.h:中间代码生成状态机</text:p>
      <text:p text:style-name="P9">im_reduce.c/im_reduce.h:中间代码优化模块</text:p>
      <text:p text:style-name="P4">main.c: 主程序</text:p>
      <text:h text:style-name="P23" text:outline-level="1">编译<text:span text:style-name="T9">及运行</text:span></text:h>
      <text:p text:style-name="P3">检查并编译<text:span text:style-name="T4">（默认输出文件为cmmc）</text:span>：make</text:p>
      <text:p text:style-name="P1"><text:span text:style-name="T1">清空编译</text:span><text:span text:style-name="T2">临时</text:span><text:span text:style-name="T1">文件</text:span><text:span text:style-name="T2">：make clean</text:span></text:p>
      <text:p text:style-name="P1"><text:span text:style-name="T2">强制重新编译</text:span><text:span text:style-name="T5">：make all</text:span></text:p>
      <text:p text:style-name="P22"><text:span text:style-name="T5">运行</text:span><text:span text:style-name="T9">（默认为标准输出，最高优化）：cmmc </text:span><text:span text:style-name="T22">&lt;</text:span><text:span text:style-name="T9">源文件名</text:span><text:span text:style-name="T22">&gt;</text:span><text:span text:style-name="T13"> </text:span><text:span text:style-name="T22">&lt;</text:span><text:span text:style-name="T13">目标文件</text:span><text:span text:style-name="T22">&gt;</text:span><text:span text:style-name="T13"> </text:span><text:span text:style-name="T22">[优化级别]</text:span></text:p>
      <text:p text:style-name="P22"><text:span text:style-name="T22">其中优化级别为可选项，0-10级别依次提高。</text:span></text:p>
      <text:p text:style-name="P10"><text:span text:style-name="T21">不进行优化</text:span>：cmmc <text:span text:style-name="T22">&lt;</text:span>源文件名<text:span text:style-name="T22">&gt;</text:span> <text:span text:style-name="T22">&lt;目标文件&gt; </text:span><text:span text:style-name="T21">no</text:span> </text:p>
      <text:p text:style-name="P8"><text:span text:style-name="T10">注：由于测试程度有限，如果高级别优化不能产生正确结果，</text:span><text:span text:style-name="T12">烦请老师降低优化级别进行运行</text:span><text:span text:style-name="T14">，谢谢！</text:span></text:p>
      <text:h text:style-name="P24" text:outline-level="1">优化</text:h>
      <text:h text:style-name="P25" text:outline-level="2">短路代码</text:h>
      <text:p text:style-name="P20">如：B → B1 || B2生成代码（链表）B1.true=NULL|B1.false=B.false|B2.true=B.true|B2.false=B.false|B1.code|B2.code</text:p>
      <text:h text:style-name="P26" text:outline-level="2">常量计算</text:h>
      <text:p text:style-name="P19">在生成中间代码的有限状态机中，直接处理形如“1+2”、“1&lt;2”的表达式，其结果直接存储在节点中。可以处理的表达式包括x=1+2*3+4等，不能处理的表达式包括x=1+2+x（因为2与x不能求值）</text:p>
      <text:h text:style-name="P26" text:outline-level="2">赋值冗余变量约简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原始：</text:p>
            <text:p text:style-name="P20">t10:=Expr</text:p>
            <text:p text:style-name="P20">t2:=t10</text:p>
          </table:table-cell>
          <table:table-cell table:style-name="Table1.B1" office:value-type="string">
            <text:p text:style-name="P14">约简后：</text:p>
            <text:p text:style-name="P14">t2:=Expr</text:p>
          </table:table-cell>
        </table:table-row>
      </table:table>
      <text:h text:style-name="P27" text:outline-level="2">临时变量连续常数运算约简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pan text:style-name="T15">原始：</text:span><text:span text:style-name="T16">（t2之后不再出现）</text:span></text:p>
            <text:p text:style-name="P15">t2:=t1+#3</text:p>
            <text:p text:style-name="P15">t3:=t2+#10</text:p>
          </table:table-cell>
          <table:table-cell table:style-name="Table2.B1" office:value-type="string">
            <text:p text:style-name="Table_20_Contents">约简后<text:span text:style-name="T15">：</text:span></text:p>
            <text:p text:style-name="P15">t3:=t1+#13</text:p>
          </table:table-cell>
        </table:table-row>
      </table:table>
      <text:p text:style-name="Text_20_body"><text:span text:style-name="T15">这里要求运算符一致</text:span><text:span text:style-name="T18">，分别对+、-、*、/进行约简。</text:span></text:p>
      <text:h text:style-name="P28" text:outline-level="2"><text:soft-page-break/>对同一变量连续赋值（运算）约简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原始<text:span text:style-name="T18">：</text:span><text:span text:style-name="T17">（前次t2不再用到）</text:span></text:p>
            <text:p text:style-name="P16">t2:=t1+#3</text:p>
            <text:p text:style-name="P16">t2:=t1+t17</text:p>
          </table:table-cell>
          <table:table-cell table:style-name="Table3.B1" office:value-type="string">
            <text:p text:style-name="Table_20_Contents">约简后<text:span text:style-name="T18">：</text:span></text:p>
            <text:p text:style-name="P16">t2:=t1+t17</text:p>
          </table:table-cell>
        </table:table-row>
      </table:table>
      <text:h text:style-name="P29" text:outline-level="2">IF GOTO约简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原始<text:span text:style-name="T19">：</text:span></text:p>
            <text:p text:style-name="P17">IF x REL y GOTO label1</text:p>
            <text:p text:style-name="P17">GOTO label2 :</text:p>
            <text:p text:style-name="P17">LABEL label1:</text:p>
          </table:table-cell>
          <table:table-cell table:style-name="Table4.B1" office:value-type="string">
            <text:p text:style-name="Table_20_Contents">约简后<text:span text:style-name="T19">：</text:span></text:p>
            <text:p text:style-name="P17">IF x (REL逆) y GOTO label2</text:p>
            <text:p text:style-name="P17">LABEL label1:</text:p>
          </table:table-cell>
        </table:table-row>
      </table:table>
      <text:h text:style-name="P30" text:outline-level="2">GOTO-LABEL约简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原始<text:span text:style-name="T20">：</text:span></text:p>
            <text:p text:style-name="P18">GOTO label1</text:p>
            <text:p text:style-name="P18">LABEL label1:</text:p>
          </table:table-cell>
          <table:table-cell table:style-name="Table5.B1" office:value-type="string">
            <text:p text:style-name="Table_20_Contents">约简后<text:span text:style-name="T20">：</text:span></text:p>
            <text:p text:style-name="P18">LABEL label1:</text:p>
          </table:table-cell>
        </table:table-row>
      </table:table>
      <text:h text:style-name="P31" text:outline-level="2">空LABEL约简</text:h>
      <text:p text:style-name="P21">对没有访问过的LABEL进行删除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宋体" svg:font-family="宋体"/>
    <style:font-face style:name="Courier 10 Pitch" svg:font-family="'Courier 10 Pitch'" style:font-adornments="Regular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宋体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10 Pitch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宋体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宋体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宋体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宋体"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79cm" fo:margin-bottom="0.88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nicy </meta:initial-creator>
    <meta:creation-date>2012-04-01T15:41:32</meta:creation-date>
    <dc:date>2012-06-02T16:22:03</dc:date>
    <dc:creator>Sunicy </dc:creator>
    <meta:editing-duration>PT03H29M40S</meta:editing-duration>
    <meta:editing-cycles>228</meta:editing-cycles>
    <meta:generator>OpenOffice.org/3.2$Linux OpenOffice.org_project/320m19$Build-9505</meta:generator>
    <meta:document-statistic meta:table-count="5" meta:image-count="0" meta:object-count="0" meta:page-count="2" meta:paragraph-count="60" meta:word-count="339" meta:character-count="1060"/>
  </office:meta>
</office:document-meta>
</file>